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/>
    </style:style>
    <style:style style:name="P2" style:family="paragraph" style:parent-style-name="Preformatted_20_Text">
      <loext:graphic-properties draw:fill="solid" draw:fill-color="#ffffff" draw:opacity="100%"/>
      <style:paragraph-properties fo:text-align="center" style:justify-single-word="false" fo:background-color="#ffffff"/>
      <style:text-properties style:use-window-font-color="true" style:font-name="DejaVu Sans Mono" fo:font-weight="bold" style:font-weight-asian="bold" style:font-weight-complex="bold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style:font-name="DejaVu Sans Mono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style:font-name="DejaVu Sans Mono" officeooo:rsid="00031520" officeooo:paragraph-rsid="00031520"/>
    </style:style>
    <style:style style:name="P5" style:family="paragraph" style:parent-style-name="Preformatted_20_Text" style:list-style-name="L1">
      <loext:graphic-properties draw:fill="solid" draw:fill-color="#ffffff" draw:opacity="100%"/>
      <style:paragraph-properties fo:background-color="#ffffff"/>
      <style:text-properties style:use-window-font-color="true" style:font-name="DejaVu Sans Mono" officeooo:rsid="00031520" officeooo:paragraph-rsid="00031520"/>
    </style:style>
    <style:style style:name="P6" style:family="paragraph" style:parent-style-name="Preformatted_20_Text" style:list-style-name="L1">
      <loext:graphic-properties draw:fill="solid" draw:fill-color="#ffffff" draw:opacity="100%"/>
      <style:paragraph-properties fo:background-color="#ffffff"/>
      <style:text-properties style:use-window-font-color="true" style:font-name="DejaVu Sans Mono" fo:font-style="italic" officeooo:rsid="00031520" officeooo:paragraph-rsid="00031520"/>
    </style:style>
    <style:style style:name="P7" style:family="paragraph" style:parent-style-name="Preformatted_20_Text" style:list-style-name="L1">
      <loext:graphic-properties draw:fill="solid" draw:fill-color="#ffffff" draw:opacity="100%"/>
      <style:paragraph-properties fo:background-color="#ffffff"/>
      <style:text-properties style:use-window-font-color="true" style:font-name="DejaVu Sans Mono" fo:font-style="italic" officeooo:paragraph-rsid="0006d285"/>
    </style:style>
    <style:style style:name="P8" style:family="paragraph" style:parent-style-name="Preformatted_20_Text" style:list-style-name="L1">
      <loext:graphic-properties draw:fill="solid" draw:fill-color="#ffffff" draw:opacity="100%"/>
      <style:paragraph-properties fo:background-color="#ffffff"/>
      <style:text-properties style:use-window-font-color="true" style:font-name="DejaVu Sans Mono" fo:font-style="italic" officeooo:paragraph-rsid="00095555"/>
    </style:style>
    <style:style style:name="P9" style:family="paragraph" style:parent-style-name="Preformatted_20_Text" style:list-style-name="L1">
      <loext:graphic-properties draw:fill="solid" draw:fill-color="#ffffff" draw:opacity="100%"/>
      <style:paragraph-properties fo:background-color="#ffffff"/>
      <style:text-properties style:use-window-font-color="true" style:font-name="DejaVu Sans Mono" fo:font-style="italic" officeooo:rsid="0006d285" officeooo:paragraph-rsid="0006d285"/>
    </style:style>
    <style:style style:name="P10" style:family="paragraph" style:parent-style-name="Preformatted_20_Text" style:list-style-name="L1">
      <loext:graphic-properties draw:fill="solid" draw:fill-color="#ffffff" draw:opacity="100%"/>
      <style:paragraph-properties fo:background-color="#ffffff"/>
      <style:text-properties style:use-window-font-color="true" style:font-name="DejaVu Sans Mono" officeooo:rsid="0004f330" officeooo:paragraph-rsid="0004f330"/>
    </style:style>
    <style:style style:name="P11" style:family="paragraph" style:parent-style-name="Preformatted_20_Text" style:list-style-name="L1">
      <loext:graphic-properties draw:fill="solid" draw:fill-color="#ffffff" draw:opacity="100%"/>
      <style:paragraph-properties fo:background-color="#ffffff"/>
      <style:text-properties style:use-window-font-color="true" style:font-name="DejaVu Sans Mono" officeooo:rsid="0006d285" officeooo:paragraph-rsid="0006d285"/>
    </style:style>
    <style:style style:name="T1" style:family="text">
      <style:text-properties officeooo:rsid="00031520"/>
    </style:style>
    <style:style style:name="T2" style:family="text">
      <style:text-properties officeooo:rsid="0006d285"/>
    </style:style>
    <style:style style:name="T3" style:family="text">
      <style:text-properties officeooo:rsid="0007f25c"/>
    </style:style>
    <style:style style:name="T4" style:family="text">
      <style:text-properties officeooo:rsid="000955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лан тестирования программы регистрации показаний приборов учета</text:p>
      <text:p text:style-name="P3"/>
      <text:p text:style-name="P3">Тестирование осуществляться в автоматическом режиме <text:span text:style-name="T1">при </text:span>помо<text:span text:style-name="T1">щ</text:span>и стандартного фреймворка Django для тестирования.</text:p>
      <text:p text:style-name="P3"/>
      <text:p text:style-name="P4">Тестированию подлежат <text:span text:style-name="T2">следующие элементы и функции</text:span>:</text:p>
      <text:list xml:id="list2682455730" text:style-name="L1">
        <text:list-item>
          <text:p text:style-name="P5">Модели <text:span text:style-name="T3">(test_models.py)</text:span></text:p>
          <text:list>
            <text:list-item>
              <text:p text:style-name="P5">Profile</text:p>
              <text:list>
                <text:list-item>
                  <text:p text:style-name="P5">Названия меток полей</text:p>
                </text:list-item>
                <text:list-item>
                  <text:p text:style-name="P5">Проверка функции __str__</text:p>
                </text:list-item>
              </text:list>
            </text:list-item>
            <text:list-item>
              <text:p text:style-name="P5">Post</text:p>
              <text:list>
                <text:list-item>
                  <text:p text:style-name="P5">Названия меток полей</text:p>
                </text:list-item>
                <text:list-item>
                  <text:p text:style-name="P5">Длины полей</text:p>
                </text:list-item>
              </text:list>
            </text:list-item>
            <text:list-item>
              <text:p text:style-name="P5">Comment</text:p>
              <text:list>
                <text:list-item>
                  <text:p text:style-name="P5">Названия меток полей</text:p>
                </text:list-item>
                <text:list-item>
                  <text:p text:style-name="P5">Длины полей</text:p>
                </text:list-item>
              </text:list>
            </text:list-item>
            <text:list-item>
              <text:p text:style-name="P5">Meter</text:p>
              <text:list>
                <text:list-item>
                  <text:p text:style-name="P5">Названия меток полей</text:p>
                </text:list-item>
              </text:list>
            </text:list-item>
          </text:list>
        </text:list-item>
        <text:list-item>
          <text:p text:style-name="P5">Формы <text:span text:style-name="T3">(test_forms.py)</text:span></text:p>
          <text:list>
            <text:list-item>
              <text:p text:style-name="P5"><text:span text:style-name="T2">Форма р</text:span>егистрация</text:p>
              <text:list>
                <text:list-item>
                  <text:p text:style-name="P6">Название поля username на форме</text:p>
                </text:list-item>
                <text:list-item>
                  <text:p text:style-name="P6">Название поля first_name на форме</text:p>
                </text:list-item>
                <text:list-item>
                  <text:p text:style-name="P6">Название поля last_name на форме</text:p>
                </text:list-item>
                <text:list-item>
                  <text:p text:style-name="P6">Название поля email на форме</text:p>
                </text:list-item>
                <text:list-item>
                  <text:p text:style-name="P6">Название поля room на форме</text:p>
                </text:list-item>
                <text:list-item>
                  <text:p text:style-name="P6">Название поля password на форме</text:p>
                </text:list-item>
                <text:list-item>
                  <text:p text:style-name="P6">Название поля password_confirm на форме</text:p>
                </text:list-item>
                <text:list-item>
                  <text:p text:style-name="P6">Проверка повторной регистрации с существующим username</text:p>
                </text:list-item>
                <text:list-item>
                  <text:p text:style-name="P6">Проверка повторной регистрации с существующим email</text:p>
                </text:list-item>
                <text:list-item>
                  <text:p text:style-name="P6">Проверка повторной регистрации с существующим room</text:p>
                </text:list-item>
                <text:list-item>
                  <text:p text:style-name="P6">Несовпадение паролей</text:p>
                </text:list-item>
                <text:list-item>
                  <text:p text:style-name="P6">Проверка на сложность пароля</text:p>
                </text:list-item>
              </text:list>
            </text:list-item>
            <text:list-item>
              <text:p text:style-name="P10"><text:span text:style-name="T2">Форма в</text:span>вода показаний приборов учета</text:p>
              <text:list>
                <text:list-item>
                  <text:p text:style-name="P6">Не отрицательность поля electric</text:p>
                </text:list-item>
                <text:list-item>
                  <text:p text:style-name="P6">Не отрицательность поля cool</text:p>
                </text:list-item>
                <text:list-item>
                  <text:p text:style-name="P6">Не отрицательность поля hot</text:p>
                </text:list-item>
                <text:list-item>
                  <text:p text:style-name="P6">Не уменьшающееся значение поля electric</text:p>
                </text:list-item>
                <text:list-item>
                  <text:p text:style-name="P6">Не уменьшающееся значение поля cool</text:p>
                </text:list-item>
                <text:list-item>
                  <text:p text:style-name="P6">Не уменьшающееся значение поля hot</text:p>
                </text:list-item>
              </text:list>
            </text:list-item>
          </text:list>
        </text:list-item>
        <text:list-item>
          <text:p text:style-name="P11">Отображения <text:span text:style-name="T3">(test_views.py)</text:span></text:p>
          <text:list>
            <text:list-item>
              <text:p text:style-name="P8"><text:span text:style-name="T3">Перенаправление на страницу входа при отсутствии регистрации</text:span></text:p>
              <text:list>
                <text:list-item>
                  <text:p text:style-name="P8"><text:span text:style-name="T4">При попытке обращения к блогу </text:span></text:p>
                </text:list-item>
                <text:list-item>
                  <text:p text:style-name="P7"><text:span text:style-name="T4">При попытке обращения к странице передачи показаний </text:span></text:p>
                </text:list-item>
              </text:list>
            </text:list-item>
            <text:list-item>
              <text:p text:style-name="P11">Вход в систему</text:p>
              <text:list>
                <text:list-item>
                  <text:p text:style-name="P9"><text:span text:style-name="T3">П</text:span>равильност<text:span text:style-name="T3">ь</text:span> шаблона логина и самого логина</text:p>
                </text:list-item>
                <text:list-item>
                  <text:p text:style-name="P9">Проверка что пользователь залогинился</text:p>
                </text:list-item>
                <text:list-item>
                  <text:p text:style-name="P9">Проверка того, что используется правильный шаблон</text:p>
                </text:list-item>
              </text:list>
            </text:list-item>
            <text:list-item>
              <text:p text:style-name="P11">Разделение доступа</text:p>
              <text:list>
                <text:list-item>
                  <text:p text:style-name="P11"><text:span text:style-name="T3">Д</text:span>оступност<text:span text:style-name="T3">ь</text:span> только своих записей показаний приборов учета</text:p>
                </text:list-item>
              </text:list>
            </text:list-item>
          </text:list>
          <text:p text:style-name="P11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21:12:54.066070647</meta:creation-date>
    <dc:date>2019-04-20T21:54:29.260965121</dc:date>
    <meta:editing-duration>PT21M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47" meta:word-count="238" meta:character-count="1522" meta:non-whitespace-character-count="1372"/>
  </office:meta>
</office:document-meta>
</file>